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Helvetica" svg:font-family="Helvetica, Arial, sans-serif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fo:font-variant="normal" fo:text-transform="none" fo:color="#333333" style:font-name="Helvetica" fo:font-size="10.5pt" fo:letter-spacing="normal" fo:font-style="normal" fo:font-weight="normal" officeooo:rsid="0002fdfa" officeooo:paragraph-rsid="001da72e"/>
    </style:style>
    <style:style style:name="P2" style:family="paragraph" style:parent-style-name="Text_20_body">
      <style:text-properties fo:font-variant="normal" fo:text-transform="none" fo:color="#333333" style:font-name="Helvetica" fo:font-size="14pt" fo:letter-spacing="normal" fo:font-style="normal" fo:font-weight="bold" officeooo:rsid="001e35a5" officeooo:paragraph-rsid="001e35a5" style:font-size-asian="14pt" style:font-weight-asian="bold" style:font-size-complex="14pt" style:font-weight-complex="bold"/>
    </style:style>
    <style:style style:name="P3" style:family="paragraph" style:parent-style-name="Text_20_body">
      <style:paragraph-properties fo:margin-left="0cm" fo:margin-right="0cm" style:line-height-at-least="0.529cm" fo:widows="1" fo:text-indent="0cm" style:auto-text-indent="false"/>
      <style:text-properties fo:font-variant="normal" fo:text-transform="none" fo:color="#333333" style:font-name="Helvetica" fo:font-size="10.5pt" fo:letter-spacing="normal" fo:font-style="normal" fo:font-weight="bold"/>
    </style:style>
    <style:style style:name="P4" style:family="paragraph" style:parent-style-name="Text_20_body">
      <style:paragraph-properties fo:margin-left="0cm" fo:margin-right="0cm" fo:margin-top="0cm" fo:margin-bottom="0.265cm" style:contextual-spacing="false" style:line-height-at-least="0.529cm" fo:widows="1" fo:text-indent="0cm" style:auto-text-indent="false"/>
      <style:text-properties fo:font-variant="normal" fo:text-transform="none" fo:color="#333333" style:font-name="Helvetica" fo:font-size="10.5pt" fo:letter-spacing="normal" fo:font-style="normal" fo:font-weight="normal"/>
    </style:style>
    <style:style style:name="P5" style:family="paragraph" style:parent-style-name="Text_20_body" style:list-style-name="L1">
      <style:paragraph-properties fo:margin-left="0cm" fo:margin-right="0cm" fo:margin-top="0cm" fo:margin-bottom="0.265cm" style:contextual-spacing="false" style:line-height-at-least="0.529cm" fo:widows="1" fo:text-indent="0cm" style:auto-text-indent="false" fo:padding="0cm" fo:border="none"/>
      <style:text-properties fo:font-variant="normal" fo:text-transform="none" fo:color="#333333" style:font-name="Helvetica" fo:font-size="10.5pt" fo:letter-spacing="normal" fo:font-style="normal" fo:font-weight="normal"/>
    </style:style>
    <style:style style:name="P6" style:family="paragraph" style:parent-style-name="Text_20_body" style:list-style-name="L1">
      <style:paragraph-properties fo:margin-top="0cm" fo:margin-bottom="0.265cm" style:contextual-spacing="false" style:line-height-at-least="0.529cm" fo:widows="1" fo:padding="0cm" fo:border="none"/>
      <style:text-properties fo:font-variant="normal" fo:text-transform="none" fo:color="#333333" style:font-name="Helvetica" fo:font-size="10.5pt" fo:letter-spacing="normal" fo:font-style="normal" fo:font-weight="normal"/>
    </style:style>
    <style:style style:name="P7" style:family="paragraph" style:parent-style-name="Preformatted_20_Text">
      <style:paragraph-properties fo:text-align="center" style:justify-single-word="false"/>
      <style:text-properties officeooo:rsid="0002fdfa" officeooo:paragraph-rsid="001da72e"/>
    </style:style>
    <style:style style:name="P8" style:family="paragraph" style:parent-style-name="Preformatted_20_Text">
      <style:text-properties officeooo:rsid="0002fdfa" officeooo:paragraph-rsid="001da72e"/>
    </style:style>
    <style:style style:name="P9" style:family="paragraph" style:parent-style-name="Preformatted_20_Text">
      <style:paragraph-properties fo:text-align="center" style:justify-single-word="false"/>
      <style:text-properties fo:font-size="13pt" fo:font-weight="bold" officeooo:rsid="0002fdfa" officeooo:paragraph-rsid="001da72e" style:font-size-asian="13pt" style:font-weight-asian="bold" style:font-size-complex="13pt" style:font-weight-complex="bold"/>
    </style:style>
    <style:style style:name="P10" style:family="paragraph" style:parent-style-name="Preformatted_20_Text">
      <style:paragraph-properties fo:text-align="center" style:justify-single-word="false"/>
      <style:text-properties fo:font-weight="bold" officeooo:rsid="0002fdfa" officeooo:paragraph-rsid="001da72e" style:font-weight-asian="bold" style:font-weight-complex="bold"/>
    </style:style>
    <style:style style:name="P11" style:family="paragraph" style:parent-style-name="Preformatted_20_Text">
      <style:text-properties officeooo:rsid="00214c1b" officeooo:paragraph-rsid="00214c1b"/>
    </style:style>
    <style:style style:name="P12" style:family="paragraph" style:parent-style-name="Preformatted_20_Text">
      <style:text-properties fo:font-size="14pt" fo:font-weight="bold" officeooo:rsid="00214c1b" officeooo:paragraph-rsid="00214c1b" style:font-size-asian="14pt" style:font-weight-asian="bold" style:font-size-complex="14pt" style:font-weight-complex="bold"/>
    </style:style>
    <style:style style:name="P13" style:family="paragraph" style:parent-style-name="Preformatted_20_Text">
      <style:text-properties fo:font-size="14pt" fo:font-weight="bold" officeooo:rsid="00227ebc" officeooo:paragraph-rsid="00227ebc" style:font-size-asian="14pt" style:font-weight-asian="bold" style:font-size-complex="14pt" style:font-weight-complex="bold"/>
    </style:style>
    <style:style style:name="P14" style:family="paragraph" style:parent-style-name="Preformatted_20_Text">
      <style:text-properties fo:font-size="10pt" fo:font-weight="normal" officeooo:rsid="00227ebc" officeooo:paragraph-rsid="00227ebc" style:font-size-asian="8.75pt" style:font-weight-asian="normal" style:font-size-complex="10pt" style:font-weight-complex="normal"/>
    </style:style>
    <style:style style:name="P15" style:family="paragraph" style:parent-style-name="Preformatted_20_Text">
      <style:text-properties fo:font-size="12pt" fo:font-weight="bold" officeooo:rsid="00227ebc" officeooo:paragraph-rsid="00227ebc" style:font-size-asian="12pt" style:font-weight-asian="bold" style:font-size-complex="12pt" style:font-weight-complex="bold"/>
    </style:style>
    <style:style style:name="T1" style:family="text">
      <style:text-properties officeooo:rsid="001da72e"/>
    </style:style>
    <style:style style:name="T2" style:family="text">
      <style:text-properties officeooo:rsid="001e35a5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ize="10pt" fo:font-weight="normal" style:font-size-asian="8.75pt" style:font-weight-asian="normal" style:font-size-complex="10pt" style:font-weight-complex="normal"/>
    </style:style>
    <text:list-style style:name="L1">
      <text:list-level-style-bullet text:level="1" text:style-name="Bullet_20_Symbols" style:num-suffix="." text:bullet-char="•">
        <style:list-level-properties text:space-before="0.661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Санкт-Петербургский национальный исследовательский университет информационных технологий, механики и оптики</text:p>
      <text:p text:style-name="P7"/>
      <text:p text:style-name="P7">Кафедра Вычислительной техники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9">«Программирование интернет приложений»</text:p>
      <text:p text:style-name="P7"/>
      <text:p text:style-name="P7"/>
      <text:p text:style-name="P10">Лабораторная работа №<text:span text:style-name="T2">6</text:span></text:p>
      <text:p text:style-name="P10">Вариант: <text:span text:style-name="T2">1707</text:span></text:p>
      <text:p text:style-name="P7"/>
      <text:p text:style-name="P7"/>
      <text:p text:style-name="P7"/>
      <text:p text:style-name="P7"/>
      <text:p text:style-name="P7"/>
      <text:p text:style-name="P7"/>
      <text:p text:style-name="P8"><text:tab/><text:tab/><text:tab/><text:tab/><text:tab/><text:tab/><text:tab/><text:tab/><text:tab/><text:tab/><text:tab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tab/><text:tab/><text:tab/><text:tab/><text:tab/><text:tab/><text:tab/><text:tab/><text:tab/><text:tab/> <text:s text:c="5"/></text:p>
      <text:p text:style-name="P8"/>
      <text:p text:style-name="P8"/>
      <text:p text:style-name="P8"/>
      <text:p text:style-name="P8"/>
      <text:p text:style-name="P8"/>
      <text:p text:style-name="P8"/>
      <text:p text:style-name="P8"><text:tab/><text:tab/><text:tab/><text:tab/><text:tab/><text:tab/><text:tab/><text:tab/><text:tab/><text:tab/><text:tab/>Выполнил:</text:p>
      <text:p text:style-name="P8"><text:tab/><text:tab/><text:tab/><text:tab/><text:tab/><text:tab/><text:tab/><text:tab/><text:tab/><text:tab/><text:tab/>Пашнин А.Д.</text:p>
      <text:p text:style-name="P8"><text:tab/><text:tab/><text:tab/><text:tab/><text:tab/><text:tab/><text:tab/><text:tab/><text:tab/><text:tab/><text:tab/>группа P3217</text:p>
      <text:p text:style-name="P8"/>
      <text:p text:style-name="P8"><text:tab/><text:tab/><text:tab/><text:tab/><text:tab/><text:tab/><text:tab/><text:tab/><text:tab/><text:tab/><text:tab/>Преподаватель:</text:p>
      <text:p text:style-name="P8"><text:tab/><text:tab/><text:tab/><text:tab/><text:tab/><text:tab/><text:tab/><text:tab/><text:tab/><text:tab/><text:tab/><text:span text:style-name="T1">Харитонова</text:span> А.<text:span text:style-name="T1">Е</text:span>.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/></text:p>
      <text:p text:style-name="P7"><text:s text:c="4"/>Санкт-Петербург</text:p>
      <text:p text:style-name="P8"><text:tab/></text:p>
      <text:p text:style-name="P8"/>
      <text:p text:style-name="P8"/>
      <text:p text:style-name="P8"><text:tab/> <text:s text:c="33"/>201<text:span text:style-name="T1">6</text:span>г.<text:tab/></text:p>
      <text:p text:style-name="P2"><text:soft-page-break/>Задание<text:tab/></text:p>
      <text:p text:style-name="P1">Разработать PHP-скрипт, определяющий попадание точки на координатной плоскости в заданную область, и создать HTML-страницу, которая формирует данные для отправки их на обработку этому скрипту.</text:p>
      <text:p text:style-name="P4">Параметр R и координаты точки должны передаваться скрипту посредством HTTP-запроса. Скрипт должен выполнять валидацию данных и возвращать HTML-страницу с таблицей, содержащей полученные параметры и результат вычислений - факт попадания или непопадания точки в область.</text:p>
      <text:p text:style-name="P4">Кроме того, ответ должен содержать данные о текущем времени и времени работы скрипта.</text:p>
      <text:p text:style-name="P3">Разработанная HTML-страница должна удовлетворять следующим требованиям:</text:p>
      <text:list xml:id="list6441914792525753477" text:style-name="L1">
        <text:list-item>
          <text:p text:style-name="P5">Для расположения текстовых и графических элементов необходимо использовать блочную верстку.</text:p>
        </text:list-item>
        <text:list-item>
          <text:p text:style-name="P6">Данные формы должны передаваться на обработку посредством GET-запроса.</text:p>
        </text:list-item>
        <text:list-item>
          <text:p text:style-name="P6">Таблицы стилей должны располагаться в самом веб-документе.</text:p>
        </text:list-item>
        <text:list-item>
          <text:p text:style-name="P6">При работе с CSS должно быть продемонстрировано использование селекторов псевдоэлементов, селекторов дочерних элементов, селекторов классов, селекторов псевдоклассов а также такие свойства стилей CSS, как наследование и каскадирование.</text:p>
        </text:list-item>
        <text:list-item>
          <text:p text:style-name="P6">HTML-страница должна иметь "шапку", содержащую ФИО студента, номер группы и новер варианта. При оформлении шапки необходимо явным образом задать шрифт (sans-serif), его цвет и размер в каскадной таблице стилей.</text:p>
        </text:list-item>
        <text:list-item>
          <text:p text:style-name="P6">Отступы элементов ввода должны задаваться в процентах.</text:p>
        </text:list-item>
      </text:list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2"><text:soft-page-break/>Код HTML страницы:</text:p>
      <text:p text:style-name="P11">&lt;!DOCTYPE html&gt;</text:p>
      <text:p text:style-name="P11">&lt;html lang="en"&gt;</text:p>
      <text:p text:style-name="P11">&lt;head&gt;</text:p>
      <text:p text:style-name="P11"><text:tab/>&lt;meta charset="UTF-8"&gt;</text:p>
      <text:p text:style-name="P11"><text:tab/>&lt;title&gt;ПИП Лаба №6&lt;/title&gt;</text:p>
      <text:p text:style-name="P11">&lt;/head&gt;</text:p>
      <text:p text:style-name="P11">&lt;body&gt;</text:p>
      <text:p text:style-name="P11"><text:tab/>&lt;div class="wrapper"&gt;</text:p>
      <text:p text:style-name="P11"><text:tab/><text:tab/>&lt;header&gt;</text:p>
      <text:p text:style-name="P11"><text:tab/><text:tab/><text:tab/>&lt;p style="font-size: 40px"&gt;Пашнин Александр Денисович&lt;/p&gt;</text:p>
      <text:p text:style-name="P11"><text:tab/><text:tab/><text:tab/>&lt;p&gt;Группа P3217&lt;/p&gt;</text:p>
      <text:p text:style-name="P11"><text:tab/><text:tab/><text:tab/>&lt;p&gt;Вариант 1707&lt;/p&gt;</text:p>
      <text:p text:style-name="P11"><text:tab/><text:tab/>&lt;/header&gt;</text:p>
      <text:p text:style-name="P11">&lt;div class="content"&gt;</text:p>
      <text:p text:style-name="P11"><text:s/>&lt;div class="inputs"&gt;</text:p>
      <text:p text:style-name="P11"><text:s text:c="3"/>&lt;form action="lab6.php" method="GET"&gt;</text:p>
      <text:p text:style-name="P11"><text:tab/>&lt;p&gt;Значение X:</text:p>
      <text:p text:style-name="P11"><text:tab/><text:tab/>&lt;input type="text" name="XSelector" placeholder="-3..5" required&gt;</text:p>
      <text:p text:style-name="P11"><text:tab/>&lt;/p&gt;</text:p>
      <text:p text:style-name="P11"><text:tab/>&lt;p&gt;Значение Y:</text:p>
      <text:p text:style-name="P11"><text:tab/><text:tab/>&lt;input type="checkbox" name="YSelector[]" value="-2"&gt;-2</text:p>
      <text:p text:style-name="P11"><text:tab/><text:tab/>&lt;input type="checkbox" name="YSelector[]" value="-1.5"&gt;-1.5</text:p>
      <text:p text:style-name="P11"><text:tab/><text:tab/>&lt;input type="checkbox" name="YSelector[]" value="-1"&gt;-1</text:p>
      <text:p text:style-name="P11"><text:tab/><text:tab/>&lt;input type="checkbox" name="YSelector[]" value="-0.5"&gt;-0.5</text:p>
      <text:p text:style-name="P11"><text:tab/><text:tab/>&lt;input type="checkbox" name="YSelector[]" value="0"&gt;0</text:p>
      <text:p text:style-name="P11"><text:tab/><text:tab/>&lt;input type="checkbox" name="YSelector[]" value="0.5"&gt;0.5</text:p>
      <text:p text:style-name="P11"><text:tab/><text:tab/>&lt;input type="checkbox" name="YSelector[]" value="1"&gt;1</text:p>
      <text:p text:style-name="P11"><text:tab/><text:tab/>&lt;input type="checkbox" name="YSelector[]" value="1.5"&gt;1.5</text:p>
      <text:p text:style-name="P11"><text:tab/><text:tab/>&lt;input type="checkbox" name="YSelector[]" value="2"&gt;2<text:tab/><text:tab/><text:tab/>&lt;/p&gt;</text:p>
      <text:p text:style-name="P11"><text:tab/>&lt;p&gt;Выбрать R и подтвердить данные:</text:p>
      <text:p text:style-name="P11"><text:tab/>&lt;button type="submit" name="RSelector" value="1"&gt;1&lt;/button&gt;</text:p>
      <text:p text:style-name="P11"><text:tab/>&lt;button type="submit" name="RSelector" value="2"&gt;2&lt;/button&gt;</text:p>
      <text:p text:style-name="P11"><text:tab/>&lt;button type="submit" name="RSelector" value="3"&gt;3&lt;/button&gt;</text:p>
      <text:p text:style-name="P11"><text:tab/>&lt;button type="submit" name="RSelector" value="4"&gt;4&lt;/button&gt;</text:p>
      <text:p text:style-name="P11"><text:tab/>&lt;button type="submit" name="RSelector" value="5"&gt;5&lt;/button&gt;</text:p>
      <text:p text:style-name="P11"><text:tab/>&lt;/p&gt;</text:p>
      <text:p text:style-name="P11"><text:s text:c="3"/>&lt;/form&gt;</text:p>
      <text:p text:style-name="P11"><text:s/>&lt;/div&gt;</text:p>
      <text:p text:style-name="P11"><text:s/>&lt;div class="area"&gt;</text:p>
      <text:p text:style-name="P11"><text:tab/>&lt;img src="area.png"&gt;</text:p>
      <text:p text:style-name="P11"><text:s/>&lt;/div&gt;</text:p>
      <text:p text:style-name="P11">&lt;/div&gt;</text:p>
      <text:p text:style-name="P11">&lt;/div&gt;</text:p>
      <text:p text:style-name="P11">&lt;/body&gt;</text:p>
      <text:p text:style-name="P11">&lt;/html&gt;</text:p>
      <text:p text:style-name="P11">&lt;style&gt;<text:tab/></text:p>
      <text:p text:style-name="P11"><text:tab/>.content{</text:p>
      <text:p text:style-name="P11"><text:tab/><text:tab/>margin-top: 50px;</text:p>
      <text:p text:style-name="P11"><text:tab/>}</text:p>
      <text:p text:style-name="P11"><text:tab/>.inputs{</text:p>
      <text:p text:style-name="P11"><text:tab/><text:tab/>width: 50%;</text:p>
      <text:p text:style-name="P11"><text:tab/><text:tab/>float: left;</text:p>
      <text:p text:style-name="P11"><text:tab/><text:tab/>padding-top: 50px;</text:p>
      <text:p text:style-name="P11"><text:tab/>}</text:p>
      <text:p text:style-name="P11"><text:tab/>.area{</text:p>
      <text:p text:style-name="P11"><text:tab/><text:tab/>width: 50%;</text:p>
      <text:p text:style-name="P11"><text:tab/><text:tab/>float: right;</text:p>
      <text:p text:style-name="P11"><text:tab/><text:tab/>padding: auto;</text:p>
      <text:p text:style-name="P11"><text:tab/><text:tab/>text-align: center;</text:p>
      <text:p text:style-name="P11"><text:tab/>}</text:p>
      <text:p text:style-name="P11"/>
      <text:p text:style-name="P11"><text:soft-page-break/><text:tab/>.area::before{</text:p>
      <text:p text:style-name="P11"><text:tab/><text:tab/>content: "Область:";</text:p>
      <text:p text:style-name="P11"><text:tab/><text:tab/>display: block;</text:p>
      <text:p text:style-name="P11"><text:tab/>}</text:p>
      <text:p text:style-name="P11"><text:tab/>.wrapper{</text:p>
      <text:p text:style-name="P11"><text:tab/><text:tab/>margin: auto;</text:p>
      <text:p text:style-name="P11"><text:tab/><text:tab/>width: 980px;</text:p>
      <text:p text:style-name="P11"><text:tab/>}</text:p>
      <text:p text:style-name="P11"><text:tab/>header&gt;p{</text:p>
      <text:p text:style-name="P11"><text:tab/><text:tab/>font-family: sans-serif;</text:p>
      <text:p text:style-name="P11"><text:tab/><text:tab/>width: 300px;</text:p>
      <text:p text:style-name="P11"><text:tab/><text:tab/>padding: 5px;</text:p>
      <text:p text:style-name="P11"><text:tab/><text:tab/>text-align: center;</text:p>
      <text:p text:style-name="P11"><text:tab/><text:tab/>margin: auto;</text:p>
      <text:p text:style-name="P11"><text:tab/><text:tab/>color: #004dff;</text:p>
      <text:p text:style-name="P11"><text:tab/>}</text:p>
      <text:p text:style-name="P11"><text:tab/>form{</text:p>
      <text:p text:style-name="P11"><text:tab/><text:tab/>font-family: sans-serif;</text:p>
      <text:p text:style-name="P11"><text:tab/>}</text:p>
      <text:p text:style-name="P11"><text:tab/>header&gt;p:first-child{</text:p>
      <text:p text:style-name="P11"><text:tab/><text:tab/>font-size: 25px !important;</text:p>
      <text:p text:style-name="P11"><text:tab/>}</text:p>
      <text:p text:style-name="P11"><text:tab/>header&gt;p:nth-child(2){</text:p>
      <text:p text:style-name="P11"><text:tab/><text:tab/>font-size: 20px;</text:p>
      <text:p text:style-name="P11"><text:tab/>}</text:p>
      <text:p text:style-name="P11"><text:tab/>header&gt;p:nth-child(3){</text:p>
      <text:p text:style-name="P11"><text:tab/><text:tab/>font-size: 18px;</text:p>
      <text:p text:style-name="P11"><text:tab/>}</text:p>
      <text:p text:style-name="P11"><text:tab/>form&gt;p&gt;input,button{</text:p>
      <text:p text:style-name="P11"><text:tab/><text:tab/>margin-left: 0.5%;</text:p>
      <text:p text:style-name="P11"><text:tab/>}</text:p>
      <text:p text:style-name="P11"><text:tab/>form&gt;p&gt;button{</text:p>
      <text:p text:style-name="P11"><text:tab/><text:tab/>width: 30px;</text:p>
      <text:p text:style-name="P11"><text:tab/><text:tab/>height: 30px;</text:p>
      <text:p text:style-name="P11"><text:tab/>}</text:p>
      <text:p text:style-name="P11">&lt;/style&gt;</text:p>
      <text:p text:style-name="P11"/>
      <text:p text:style-name="P13">Код php скрипта:</text:p>
      <text:p text:style-name="P14">&lt;?php</text:p>
      <text:p text:style-name="P14">if ($_SERVER['REQUEST_METHOD']=='GET') {</text:p>
      <text:p text:style-name="P14"><text:tab/>require_once 'HTML/Table.php';</text:p>
      <text:p text:style-name="P14"><text:tab/>define('ST_T', microtime());//начало </text:p>
      <text:p text:style-name="P14"><text:tab/>//@ отключаем вывод ошибок</text:p>
      <text:p text:style-name="P14"><text:tab/>@$X=$_GET['XSelector'];</text:p>
      <text:p text:style-name="P14"><text:tab/>@$Y=$_GET['YSelector'];//array</text:p>
      <text:p text:style-name="P14"><text:tab/>@$R=$_GET['RSelector'];</text:p>
      <text:p text:style-name="P14"></text:p>
      <text:p text:style-name="P14"><text:tab/>if(count($Y)==0){</text:p>
      <text:p text:style-name="P14"><text:tab/><text:tab/>echo("Не выбрана координата Y");</text:p>
      <text:p text:style-name="P14"><text:tab/><text:tab/>return;</text:p>
      <text:p text:style-name="P14"><text:tab/>}</text:p>
      <text:p text:style-name="P14"><text:tab/>//Создаем массив данных</text:p>
      <text:p text:style-name="P14"><text:tab/>$data = array();</text:p>
      <text:p text:style-name="P14"><text:tab/>for ($i=0; $i &lt;count($Y) ; $i++) { </text:p>
      <text:p text:style-name="P14"><text:tab/><text:tab/>$data[$i]=array($X, $Y[$i], $R, "Некорректные данные");</text:p>
      <text:p text:style-name="P14"><text:tab/>}</text:p>
      <text:p text:style-name="P14"></text:p>
      <text:p text:style-name="P14"><text:tab/>for ($i=0; $i &lt; count($Y); $i++) { </text:p>
      <text:p text:style-name="P14"><text:tab/><text:tab/>if (is_numeric($X) &amp;&amp; is_numeric($Y[$i]) &amp;&amp; is_numeric($R)) {</text:p>
      <text:p text:style-name="P14"><text:tab/><text:tab/><text:tab/>$X=floatval($X);</text:p>
      <text:p text:style-name="P14"><text:tab/><text:tab/><text:tab/>if ($X&lt;=5 &amp;&amp; $X&gt;=-3 &amp;&amp; $Y[$i]&gt;=-2 &amp;&amp; $Y[$i]&lt;=2 &amp;&amp; $Y[$i]&gt;=-2 &amp;&amp; $R&gt;=1 &amp;&amp; $R&lt;=5) {</text:p>
      <text:p text:style-name="P14"><text:tab/><text:tab/><text:tab/><text:tab/>if (inFigure($X,$Y[$i],$R)) {</text:p>
      <text:p text:style-name="P14"><text:soft-page-break/><text:tab/><text:tab/><text:tab/><text:tab/><text:tab/>$data[$i][3]="Точка в области";</text:p>
      <text:p text:style-name="P14"><text:tab/><text:tab/><text:tab/><text:tab/>}else{</text:p>
      <text:p text:style-name="P14"><text:tab/><text:tab/><text:tab/><text:tab/><text:tab/>$data[$i][3]="Точка вне области";</text:p>
      <text:p text:style-name="P14"><text:tab/><text:tab/><text:tab/><text:tab/>}</text:p>
      <text:p text:style-name="P14"><text:tab/><text:tab/><text:tab/>}</text:p>
      <text:p text:style-name="P14"><text:tab/><text:tab/>}</text:p>
      <text:p text:style-name="P14"><text:tab/>}</text:p>
      <text:p text:style-name="P14"></text:p>
      <text:p text:style-name="P14"><text:tab/>//создаем таблицу</text:p>
      <text:p text:style-name="P14"><text:tab/>$attrs = array('width' =&gt; '600');</text:p>
      <text:p text:style-name="P14"><text:tab/>$attrs['align']='center';</text:p>
      <text:p text:style-name="P14"><text:tab/>$table = new HTML_Table($attrs);</text:p>
      <text:p text:style-name="P14"><text:tab/>$table-&gt;setAutoGrow(true);</text:p>
      <text:p text:style-name="P14"><text:tab/>$table-&gt;setAutoFill('n/a');</text:p>
      <text:p text:style-name="P14"></text:p>
      <text:p text:style-name="P14"><text:tab/>//заполняем таблицу</text:p>
      <text:p text:style-name="P14"><text:tab/>for ($nr = 0; $nr &lt; count($data); $nr++) {</text:p>
      <text:p text:style-name="P14"><text:tab/> <text:s/>$table-&gt;setHeaderContents($nr+1, 0, (string)$nr);</text:p>
      <text:p text:style-name="P14"><text:tab/> <text:s/>for ($i = 0; $i &lt; 4; $i++) {</text:p>
      <text:p text:style-name="P14"><text:tab/> <text:s text:c="3"/>if ('' != $data[$nr][$i]) {</text:p>
      <text:p text:style-name="P14"><text:tab/> <text:s text:c="5"/>$table-&gt;setCellContents($nr+1, $i+1, $data[$nr][$i]);</text:p>
      <text:p text:style-name="P14"><text:tab/> <text:s text:c="3"/>}</text:p>
      <text:p text:style-name="P14"><text:tab/> <text:s/>}</text:p>
      <text:p text:style-name="P14"><text:tab/>}</text:p>
      <text:p text:style-name="P14"><text:tab/>//Ставим атрибут всех ячеек</text:p>
      <text:p text:style-name="P14"><text:tab/>$altRow = array('align' =&gt; 'center');</text:p>
      <text:p text:style-name="P14"><text:tab/>$table-&gt;setAllAttributes($altRow);</text:p>
      <text:p text:style-name="P14"><text:tab/>//Ставим заголовки</text:p>
      <text:p text:style-name="P14"><text:tab/>$table-&gt;setHeaderContents(0, 0, '');</text:p>
      <text:p text:style-name="P14"><text:tab/>$table-&gt;setHeaderContents(0, 1, 'Координата X');</text:p>
      <text:p text:style-name="P14"><text:tab/>$table-&gt;setHeaderContents(0, 2, 'Координата Y');</text:p>
      <text:p text:style-name="P14"><text:tab/>$table-&gt;setHeaderContents(0, 3, 'Радиус R');</text:p>
      <text:p text:style-name="P14"><text:tab/>$table-&gt;setHeaderContents(0, 4, 'Результат');</text:p>
      <text:p text:style-name="P14"><text:tab/>$hrAttrs = array('bgcolor' =&gt; 'silver');</text:p>
      <text:p text:style-name="P14"><text:tab/>$table-&gt;setRowAttributes(0, $hrAttrs, true);</text:p>
      <text:p text:style-name="P14"><text:tab/>$table-&gt;setColAttributes(0, $hrAttrs);</text:p>
      <text:p text:style-name="P14"><text:tab/>//выводим таблицу и время</text:p>
      <text:p text:style-name="P14"><text:tab/>echo $table-&gt;toHtml();</text:p>
      <text:p text:style-name="P14"><text:tab/>echo '&lt;div style="text-align:center; margin-top:30px"&gt;'.date("Текущие дата и время: d/m/y H:i:s")."&lt;/div&gt;";</text:p>
      <text:p text:style-name="P14"><text:tab/>printf("&lt;br/&gt;".'&lt;div style="text-align:center"&gt;Время выполнения скрипта %.5f сек.'.'&lt;/div&gt;', microtime()-ST_T);//</text:p>
      <text:p text:style-name="P14">}</text:p>
      <text:p text:style-name="P14">?&gt;</text:p>
      <text:p text:style-name="P14">&lt;?php</text:p>
      <text:p text:style-name="P14"><text:tab/>function inFigure($X, $Y, $R){</text:p>
      <text:p text:style-name="P14"><text:tab/><text:tab/>return (($X&gt;=0 &amp;&amp; $X&lt;=($R/2) &amp;&amp; $Y&gt;=0 &amp;&amp; $Y&lt;=$R) || ($X&lt;=0 &amp;&amp; $X&gt;=(-$R/2) &amp;&amp; $Y&gt;=0 &amp;&amp; $Y&lt;=($R/2) &amp;&amp; ($Y-$X)&lt;=($R/2)) || ($X&gt;=0 &amp;&amp; $X&lt;=($R/2) &amp;&amp; $Y&lt;=0 &amp;&amp; $Y&gt;=(-$R/2) &amp;&amp; (($X*$X+$Y*$Y)&lt;=($R*$R))));</text:p>
      <text:p text:style-name="P14"><text:tab/>}</text:p>
      <text:p text:style-name="P14">?&gt;</text:p>
      <text:p text:style-name="P14"/>
      <text:p text:style-name="P15">Вывод:<text:span text:style-name="T4">В ходе выполнения лабораторной работы ознакомился с основами создания HTML страниц, синтаксисом языка PHP и практическим применением языка PHP для обработки HTTP запросов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Helvetica" svg:font-family="Helvetica, Arial, sans-serif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3-06T19:47:48.368627049</dc:date>
    <meta:generator>LibreOffice/4.2.8.2$Linux_X86_64 LibreOffice_project/420m0$Build-2</meta:generator>
    <meta:editing-duration>PT4M22S</meta:editing-duration>
    <meta:editing-cycles>2</meta:editing-cycles>
    <meta:document-statistic meta:table-count="0" meta:image-count="0" meta:object-count="0" meta:page-count="5" meta:paragraph-count="197" meta:word-count="656" meta:character-count="6338" meta:non-whitespace-character-count="5339"/>
  </office:meta>
</office:document-meta>
</file>